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TableColumn76" style:family="table-column">
      <style:table-column-properties style:column-width="0.7083in" style:use-optimal-column-width="false"/>
    </style:style>
    <style:style style:name="TableColumn77" style:family="table-column">
      <style:table-column-properties style:column-width="0.75in" style:use-optimal-column-width="false"/>
    </style:style>
    <style:style style:name="TableColumn78" style:family="table-column">
      <style:table-column-properties style:column-width="0.7395in" style:use-optimal-column-width="false"/>
    </style:style>
    <style:style style:name="TableColumn79" style:family="table-column">
      <style:table-column-properties style:column-width="0.75in" style:use-optimal-column-width="false"/>
    </style:style>
    <style:style style:name="TableColumn80" style:family="table-column">
      <style:table-column-properties style:column-width="0.7395in" style:use-optimal-column-width="false"/>
    </style:style>
    <style:style style:name="TableColumn81" style:family="table-column">
      <style:table-column-properties style:column-width="0.7395in" style:use-optimal-column-width="false"/>
    </style:style>
    <style:style style:name="TableColumn82" style:family="table-column">
      <style:table-column-properties style:column-width="0.75in" style:use-optimal-column-width="false"/>
    </style:style>
    <style:style style:name="TableColumn83" style:family="table-column">
      <style:table-column-properties style:column-width="0.7395in" style:use-optimal-column-width="false"/>
    </style:style>
    <style:style style:name="TableColumn84" style:family="table-column">
      <style:table-column-properties style:column-width="0.75in" style:use-optimal-column-width="false"/>
    </style:style>
    <style:style style:name="Table75" style:family="table">
      <style:table-properties style:width="6.6666in" fo:margin-left="0.0354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color="#000000"/>
    </style:style>
    <style:style style:name="T109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113" style:parent-style-name="Standard" style:family="paragraph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P132" style:parent-style-name="Standard" style:family="paragraph">
      <style:text-properties fo:color="#000000"/>
    </style:style>
    <style:style style:name="P133" style:parent-style-name="Standard" style:family="paragraph">
      <style:text-properties fo:color="#000000"/>
    </style:style>
    <style:style style:name="P134" style:parent-style-name="Standard" style:family="paragraph">
      <style:text-properties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text-properties fo:color="#000000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text-properties fo:color="#000000"/>
    </style:style>
    <style:style style:name="P147" style:parent-style-name="Standard" style:family="paragraph">
      <style:text-properties fo:color="#000000"/>
    </style:style>
    <style:style style:name="P148" style:parent-style-name="Standard" style:family="paragraph">
      <style:text-properties fo:color="#000000"/>
    </style:style>
    <style:style style:name="P149" style:parent-style-name="Standard" style:family="paragraph">
      <style:text-properties fo:color="#000000"/>
    </style:style>
    <style:style style:name="P150" style:parent-style-name="Standard" style:family="paragraph">
      <style:text-properties fo:color="#000000"/>
    </style:style>
    <style:style style:name="P151" style:parent-style-name="Standard" style:family="paragraph">
      <style:text-properties fo:color="#000000"/>
    </style:style>
    <style:style style:name="P152" style:parent-style-name="Standard" style:family="paragraph">
      <style:text-properties fo:color="#000000"/>
    </style:style>
    <style:style style:name="P153" style:parent-style-name="Standard" style:family="paragraph">
      <style:text-properties fo:color="#000000"/>
    </style:style>
    <style:style style:name="P154" style:parent-style-name="Standard" style:family="paragraph">
      <style:text-properties fo:color="#000000"/>
    </style:style>
    <style:style style:name="P155" style:parent-style-name="Standard" style:family="paragraph">
      <style:text-properties fo:color="#000000"/>
    </style:style>
    <style:style style:name="P156" style:parent-style-name="Standard" style:family="paragraph">
      <style:text-properties fo:color="#000000"/>
    </style:style>
    <style:style style:name="P157" style:parent-style-name="Standard" style:family="paragraph">
      <style:text-properties fo:color="#000000"/>
    </style:style>
    <style:style style:name="P158" style:parent-style-name="Standard" style:family="paragraph">
      <style:text-properties fo:color="#000000"/>
    </style:style>
    <style:style style:name="P159" style:parent-style-name="Standard" style:family="paragraph">
      <style:text-properties fo:color="#000000"/>
    </style:style>
    <style:style style:name="P160" style:parent-style-name="Standard" style:family="paragraph">
      <style:text-properties fo:color="#000000"/>
    </style:style>
    <style:style style:name="P161" style:parent-style-name="Standard" style:family="paragraph">
      <style:text-properties fo:color="#000000"/>
    </style:style>
    <style:style style:name="P162" style:parent-style-name="Standard" style:family="paragraph">
      <style:text-properties fo:color="#000000"/>
    </style:style>
    <style:style style:name="P163" style:parent-style-name="Standard" style:family="paragraph">
      <style:text-properties fo:color="#000000"/>
    </style:style>
    <style:style style:name="P164" style:parent-style-name="Standard" style:family="paragraph">
      <style:text-properties fo:color="#000000"/>
    </style:style>
    <style:style style:name="P165" style:parent-style-name="Standard" style:family="paragraph">
      <style:text-properties fo:color="#000000"/>
    </style:style>
    <style:style style:name="P166" style:parent-style-name="Standard" style:family="paragraph">
      <style:text-properties fo:color="#000000"/>
    </style:style>
    <style:style style:name="P167" style:parent-style-name="Standard" style:family="paragraph">
      <style:text-properties fo:color="#000000"/>
    </style:style>
    <style:style style:name="P168" style:parent-style-name="Standard" style:family="paragraph">
      <style:text-properties fo:color="#000000"/>
    </style:style>
    <style:style style:name="P169" style:parent-style-name="Standard" style:family="paragraph">
      <style:text-properties fo:color="#000000"/>
    </style:style>
    <style:style style:name="P170" style:parent-style-name="Standard" style:family="paragraph">
      <style:text-properties fo:color="#000000"/>
    </style:style>
    <style:style style:name="P171" style:parent-style-name="Standard" style:family="paragraph">
      <style:text-properties fo:color="#000000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text-properties fo:color="#000000"/>
    </style:style>
    <style:style style:name="P174" style:parent-style-name="Standard" style:family="paragraph">
      <style:text-properties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color="#000000"/>
    </style:style>
    <style:style style:name="P180" style:parent-style-name="Standard" style:family="paragraph">
      <style:text-properties fo:color="#000000"/>
    </style:style>
    <style:style style:name="P181" style:parent-style-name="Standard" style:family="paragraph">
      <style:text-properties fo:color="#000000"/>
    </style:style>
    <style:style style:name="P182" style:parent-style-name="Standard" style:family="paragraph">
      <style:text-properties fo:color="#000000"/>
    </style:style>
    <style:style style:name="P183" style:parent-style-name="Standard" style:family="paragraph">
      <style:text-properties fo:color="#000000"/>
    </style:style>
    <style:style style:name="P184" style:parent-style-name="Standard" style:family="paragraph">
      <style:text-properties fo:color="#000000"/>
    </style:style>
    <style:style style:name="P185" style:parent-style-name="Standard" style:family="paragraph">
      <style:text-properties fo:color="#000000"/>
    </style:style>
    <style:style style:name="P186" style:parent-style-name="Standard" style:family="paragraph">
      <style:text-properties fo:color="#000000"/>
    </style:style>
    <style:style style:name="P187" style:parent-style-name="Standard" style:family="paragraph">
      <style:text-properties fo:color="#000000"/>
    </style:style>
    <style:style style:name="P188" style:parent-style-name="Standard" style:family="paragraph">
      <style:text-properties fo:color="#000000"/>
    </style:style>
    <style:style style:name="P189" style:parent-style-name="Standard" style:family="paragraph">
      <style:text-properties fo:color="#000000"/>
    </style:style>
    <style:style style:name="P190" style:parent-style-name="Standard" style:family="paragraph">
      <style:text-properties fo:color="#000000"/>
    </style:style>
    <style:style style:name="P191" style:parent-style-name="Standard" style:family="paragraph">
      <style:text-properties fo:color="#000000"/>
    </style:style>
    <style:style style:name="P192" style:parent-style-name="Standard" style:family="paragraph">
      <style:text-properties fo:color="#000000"/>
    </style:style>
    <style:style style:name="T193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fo:color="#000000"/>
    </style:style>
    <style:style style:name="P195" style:parent-style-name="Standard" style:family="paragraph">
      <style:text-properties fo:color="#000000"/>
    </style:style>
    <style:style style:name="P196" style:parent-style-name="Standard" style:family="paragraph">
      <style:text-properties fo:color="#000000"/>
    </style:style>
    <style:style style:name="P197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color="#000000"/>
    </style:style>
    <style:style style:name="P199" style:parent-style-name="Standard" style:family="paragraph">
      <style:text-properties fo:color="#000000"/>
    </style:style>
    <style:style style:name="P200" style:parent-style-name="Standard" style:family="paragraph">
      <style:text-properties fo:color="#000000"/>
    </style:style>
    <style:style style:name="P201" style:parent-style-name="Standard" style:family="paragraph">
      <style:text-properties fo:color="#000000"/>
    </style:style>
    <style:style style:name="T202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fo:color="#000000"/>
    </style:style>
    <style:style style:name="P204" style:parent-style-name="Standard" style:family="paragraph">
      <style:text-properties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text-properties fo:color="#000000"/>
    </style:style>
    <style:style style:name="P207" style:parent-style-name="Standard" style:family="paragraph">
      <style:text-properties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P232" style:parent-style-name="Standard" style:family="paragraph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P237" style:parent-style-name="Standard" style:family="paragraph">
      <style:text-properties fo:color="#000000"/>
    </style:style>
    <style:style style:name="P238" style:parent-style-name="Standard" style:family="paragraph">
      <style:text-properties fo:color="#000000"/>
    </style:style>
    <style:style style:name="P239" style:parent-style-name="Standard" style:family="paragraph">
      <style:text-properties fo:color="#000000"/>
    </style:style>
    <style:style style:name="P240" style:parent-style-name="Standard" style:family="paragraph">
      <style:text-properties fo:color="#000000"/>
    </style:style>
    <style:style style:name="P241" style:parent-style-name="Standard" style:family="paragraph">
      <style:text-properties fo:color="#000000"/>
    </style:style>
    <style:style style:name="P242" style:parent-style-name="Standard" style:family="paragraph">
      <style:text-properties fo:color="#000000"/>
    </style:style>
    <style:style style:name="P243" style:parent-style-name="Standard" style:family="paragraph">
      <style:text-properties fo:color="#000000"/>
    </style:style>
    <style:style style:name="P244" style:parent-style-name="Standard" style:family="paragraph">
      <style:text-properties fo:color="#000000"/>
    </style:style>
    <style:style style:name="P245" style:parent-style-name="Standard" style:family="paragraph">
      <style:text-properties fo:color="#000000"/>
    </style:style>
    <style:style style:name="P246" style:parent-style-name="Standard" style:family="paragraph">
      <style:text-properties fo:color="#000000"/>
    </style:style>
    <style:style style:name="P247" style:parent-style-name="Standard" style:family="paragraph">
      <style:text-properties fo:color="#000000"/>
    </style:style>
    <style:style style:name="P248" style:parent-style-name="Standard" style:family="paragraph">
      <style:text-properties fo:color="#000000"/>
    </style:style>
    <style:style style:name="P249" style:parent-style-name="Standard" style:family="paragraph">
      <style:text-properties fo:color="#000000"/>
    </style:style>
    <style:style style:name="P250" style:parent-style-name="Standard" style:family="paragraph">
      <style:text-properties fo:color="#000000"/>
    </style:style>
    <style:style style:name="P251" style:parent-style-name="Standard" style:family="paragraph">
      <style:text-properties fo:color="#000000"/>
    </style:style>
    <style:style style:name="TableColumn253" style:family="table-column">
      <style:table-column-properties style:column-width="1.8437in" style:use-optimal-column-width="false"/>
    </style:style>
    <style:style style:name="TableColumn254" style:family="table-column">
      <style:table-column-properties style:column-width="1.7395in" style:use-optimal-column-width="false"/>
    </style:style>
    <style:style style:name="TableColumn255" style:family="table-column">
      <style:table-column-properties style:column-width="1.7291in" style:use-optimal-column-width="false"/>
    </style:style>
    <style:style style:name="Table252" style:family="table">
      <style:table-properties style:width="5.3125in" fo:margin-left="0.3895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color="#000000"/>
    </style:style>
    <style:style style:name="P277" style:parent-style-name="Standard" style:family="paragraph">
      <style:text-properties fo:color="#000000"/>
    </style:style>
    <style:style style:name="T278" style:parent-style-name="DefaultParagraphFont" style:family="text">
      <style:text-properties fo:color="#000000"/>
    </style:style>
    <style:style style:name="P279" style:parent-style-name="Standard" style:family="paragraph">
      <style:text-properties fo:color="#000000"/>
    </style:style>
    <style:style style:name="P280" style:parent-style-name="Standard" style:family="paragraph">
      <style:text-properties fo:color="#000000"/>
    </style:style>
    <style:style style:name="P281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0000"/>
    </style:style>
    <style:style style:name="P283" style:parent-style-name="Standard" style:family="paragraph">
      <style:text-properties fo:color="#000000"/>
    </style:style>
    <style:style style:name="P284" style:parent-style-name="Standard" style:family="paragraph">
      <style:text-properties fo:color="#000000"/>
    </style:style>
    <style:style style:name="T285" style:parent-style-name="DefaultParagraphFont" style:family="text">
      <style:text-properties fo:font-weight="bold" style:font-weight-asian="bold" style:font-weight-complex="bold" fo:color="#000000"/>
    </style:style>
    <style:style style:name="T286" style:parent-style-name="DefaultParagraphFont" style:family="text">
      <style:text-properties fo:color="#000000"/>
    </style:style>
    <style:style style:name="T287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fo:color="#000000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0000"/>
    </style:style>
    <style:style style:name="T291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92" style:parent-style-name="DefaultParagraphFont" style:family="text">
      <style:text-properties fo:color="#000000"/>
    </style:style>
    <style:style style:name="T293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94" style:parent-style-name="DefaultParagraphFont" style:family="text">
      <style:text-properties fo:color="#000000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P301" style:parent-style-name="Standard" style:family="paragraph">
      <style:text-properties fo:color="#000000"/>
    </style:style>
    <style:style style:name="P302" style:parent-style-name="Standard" style:family="paragraph">
      <style:text-properties fo:color="#000000"/>
    </style:style>
    <style:style style:name="TableColumn304" style:family="table-column">
      <style:table-column-properties style:column-width="1.6736in" style:use-optimal-column-width="false"/>
    </style:style>
    <style:style style:name="TableColumn305" style:family="table-column">
      <style:table-column-properties style:column-width="1.6736in" style:use-optimal-column-width="false"/>
    </style:style>
    <style:style style:name="TableColumn306" style:family="table-column">
      <style:table-column-properties style:column-width="1.6736in" style:use-optimal-column-width="false"/>
    </style:style>
    <style:style style:name="TableColumn307" style:family="table-column">
      <style:table-column-properties style:column-width="1.6736in" style:use-optimal-column-width="false"/>
    </style:style>
    <style:style style:name="Table303" style:family="table">
      <style:table-properties style:width="6.693in" fo:margin-left="-0.0034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3" style:parent-style-name="Standard" style:family="paragraph">
      <style:text-properties fo:color="#000000"/>
    </style:style>
    <style:style style:name="P314" style:parent-style-name="Standard" style:family="paragraph">
      <style:text-properties fo:color="#000000"/>
    </style:style>
    <style:style style:name="P315" style:parent-style-name="Standard" style:family="paragraph">
      <style:text-properties fo:color="#000000"/>
    </style:style>
    <style:style style:name="P316" style:parent-style-name="Standard" style:family="paragraph">
      <style:text-properties fo:color="#000000"/>
    </style:style>
    <style:style style:name="T317" style:parent-style-name="DefaultParagraphFont" style:family="text">
      <style:text-properties fo:color="#000000"/>
    </style:style>
    <style:style style:name="T318" style:parent-style-name="DefaultParagraphFont" style:family="text">
      <style:text-properties fo:color="#000000"/>
    </style:style>
    <style:style style:name="T319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P320" style:parent-style-name="Standard" style:family="paragraph">
      <style:text-properties fo:color="#000000"/>
    </style:style>
    <style:style style:name="T321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22" style:parent-style-name="DefaultParagraphFont" style:family="text">
      <style:text-properties fo:color="#000000"/>
    </style:style>
    <style:style style:name="T323" style:parent-style-name="DefaultParagraphFont" style:family="text"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324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25" style:parent-style-name="DefaultParagraphFont" style:family="text">
      <style:text-properties fo:color="#000000" style:language-asian="en" style:country-asian="IN" style:language-complex="ar" style:country-complex="SA"/>
    </style:style>
    <style:style style:name="P326" style:parent-style-name="Standard" style:family="paragraph">
      <style:text-properties fo:color="#000000"/>
    </style:style>
    <style:style style:name="P327" style:parent-style-name="Standard" style:family="paragraph">
      <style:text-properties fo:color="#000000"/>
    </style:style>
    <style:style style:name="T328" style:parent-style-name="DefaultParagraphFont" style:family="text">
      <style:text-properties fo:color="#000000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Student Name: Ashutosh Mishra</text:p>
      <text:p text:style-name="Standard"/>
      <text:p text:style-name="Standard">Student ID: 11615916</text:p>
      <text:p text:style-name="Standard"/>
      <text:p text:style-name="Standard">Email Address: ashutosh.mishra.am33@gmail.com</text:p>
      <text:p text:style-name="Standard"/>
      <text:p text:style-name="Standard">GitHub Link-<text:s/><text:span text:style-name="T2">https://g</text:span><text:span text:style-name="T3">ithub.com/AshutoshMishra32</text:span></text:p>
      <text:p text:style-name="P4"/>
      <text:p text:style-name="P5">question -1</text:p>
      <text:p text:style-name="P6"/>
      <text:p text:style-name="P7">Code-</text:p>
      <text:p text:style-name="P8"><text:s/></text:p>
      <text:p text:style-name="P9">#include&lt;stdio.h&gt;</text:p>
      <text:p text:style-name="P10">void main()</text:p>
      <text:p text:style-name="P11">{</text:p>
      <text:p text:style-name="P12"><text:tab/>int head,distance=0,diff;</text:p>
      <text:p text:style-name="P13"><text:tab/>int i,j,k;</text:p>
      <text:p text:style-name="P14"><text:s text:c="4"/>int<text:tab/>queue[]={0,86, 1470, 913, 1774, 948, 1509, 1022, 1750, 130 };</text:p>
      <text:p text:style-name="P15"><text:tab/>int n=10;</text:p>
      <text:p text:style-name="P16"><text:tab/>printf(" The queue of pending requests,<text:s/>in FIFO order,is: \n");</text:p>
      <text:p text:style-name="P17"><text:s text:c="4"/>for(i=1;i&lt;n;i++)</text:p>
      <text:p text:style-name="P18"><text:s text:c="4"/>{</text:p>
      <text:p text:style-name="P19"><text:s text:c="4"/><text:tab/>printf("%d <text:s/>",queue[i]);</text:p>
      <text:p text:style-name="P20"><text:tab/>}</text:p>
      <text:p text:style-name="P21"><text:tab/>printf("\n");</text:p>
      <text:p text:style-name="P22"><text:tab/>printf("\n");</text:p>
      <text:p text:style-name="P23"><text:tab/></text:p>
      <text:p text:style-name="P24"><text:s text:c="4"/>head=143;</text:p>
      <text:p text:style-name="P25"><text:tab/>printf("According Given Question the Currently Service Request is: 143. So head will be <text:s/>**%d ",head);</text:p>
      <text:p text:style-name="P26"><text:tab/>printf("\n");</text:p>
      <text:p text:style-name="P27"><text:tab/>printf("\n");</text:p>
      <text:p text:style-name="P28"><text:tab/>queue[0]=head;</text:p>
      <text:p text:style-name="P29"><text:tab/>printf("\n");</text:p>
      <text:p text:style-name="P30"><text:tab/>for(j=0;j&lt;n-1;j++)</text:p>
      <text:p text:style-name="P31"><text:tab/>{</text:p>
      <text:p text:style-name="P32"><text:tab/><text:tab/>diff=abs(queue[j+1] - queue[j]);</text:p>
      <text:p text:style-name="P33"><text:tab/><text:tab/>distance+=diff;</text:p>
      <text:p text:style-name="P34"><text:tab/><text:tab/><text:s/>printf(" In this Step Disk Arm Move from %d to %d and distance will be %d\n",queue[j],queue[j+1],diff);</text:p>
      <text:p text:style-name="P35"><text:tab/>}</text:p>
      <text:p text:style-name="P36"><text:tab/>printf("\nTotal Distance<text:s/>Covered is %d\t\n",distance);</text:p>
      <text:p text:style-name="P37"><text:tab/></text:p>
      <text:p text:style-name="P38">}</text:p>
      <text:p text:style-name="P39"/>
      <text:p text:style-name="P40">Description-: <text:s/></text:p>
      <text:p text:style-name="P41"><text:s text:c="23"/>In the Given Problem <text:s/>the demand was to calculate the Total distance that the disk arm <text:s/>moves to satisfy all the pending requests for each of the FCFS disk-scheduling algorithms.</text:p>
      <text:p text:style-name="P42"/>
      <text:p text:style-name="P43"/>
      <text:p text:style-name="P44"/>
      <text:p text:style-name="P45"/>
      <text:p text:style-name="P46">Algorithm-</text:p>
      <text:p text:style-name="P47"><text:s text:c="21"/>in this Problem I followed The First Come First Serve Algorithm. <text:s/>In Quue(cylinder <text:s/>which are Pending ) i take the given value according question and schedule that process first which comes first in queue.</text:p>
      <text:p text:style-name="P48"><text:s text:c="27"/>Because what we do in “First-come First-Serve Algorithm” is whichever <text:s/>process or Service Come first in Queue we will serve or schedule that process first ,</text:p>
      <text:p text:style-name="P49"/>
      <text:p text:style-name="P50"/>
      <text:p text:style-name="P51">Complexity-:</text:p>
      <text:p text:style-name="P52"/>
      <text:p text:style-name="P53"><text:s/>for(i=1;i&lt;n;i++)</text:p>
      <text:p text:style-name="P54"><text:s text:c="2"/>-&gt; i=1 <text:s text:c="2"/>It will Exrecuted Only once<text:s text:c="2"/>So the Complexity will be this line =1</text:p>
      <text:p text:style-name="P55">-&gt; i&lt;n <text:s text:c="4"/>It will Executed <text:s/>N+1 times . So the Complexity will be = n+1</text:p>
      <text:p text:style-name="P56">-&gt; i++ <text:s text:c="5"/>It will Executed <text:s/>N times . So the Complexity will be <text:s/>N</text:p>
      <text:p text:style-name="P57"/>
      <text:p text:style-name="P58"/>
      <text:p text:style-name="P59">for(j=0;j&lt;n-1;j++) <text:s/>// Complexity as above mentioned....</text:p>
      <text:p text:style-name="P60"><text:tab/>{</text:p>
      <text:p text:style-name="P61"><text:tab/><text:tab/>diff=abs(queue[j+1] – queue[j]); <text:s/>/// it will Execute N times</text:p>
      <text:p text:style-name="P62"><text:tab/><text:tab/>distance+=diff; /// It will Also Execute N times</text:p>
      <text:p text:style-name="P63"><text:tab/><text:tab/><text:s/>printf(" In this Step Disk Arm Move from %d to %d and distance will be %d\n",queue[j],queue[j+1],diff);</text:p>
      <text:p text:style-name="P64"><text:tab/>}</text:p>
      <text:p text:style-name="P65"/>
      <text:p text:style-name="P66">So the Total complexity is :</text:p>
      <text:p text:style-name="P67"><text:s text:c="2"/></text:p>
      <text:p text:style-name="P68">{1 + (N+1)+ N + 1 + (N+1) + N + N + N} = 6N + 4</text:p>
      <text:p text:style-name="P69"><text:s text:c="2"/>So The Complexity Will <text:s/>be O(N) of this Code;;;;</text:p>
      <text:p text:style-name="P70"/>
      <text:p text:style-name="P71">Description-</text:p>
      <text:p text:style-name="P72"><text:s text:c="23"/>According the queustion corrently Service request is 143..</text:p>
      <text:p text:style-name="P73"><text:s text:c="23"/>and the queue is---</text:p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TableContents">86</text:p>
          </table:table-cell>
          <table:table-cell table:style-name="TableCell87">
            <text:p text:style-name="TableContents">1470</text:p>
          </table:table-cell>
          <table:table-cell table:style-name="TableCell88">
            <text:p text:style-name="TableContents">913</text:p>
          </table:table-cell>
          <table:table-cell table:style-name="TableCell89">
            <text:p text:style-name="TableContents">1774</text:p>
          </table:table-cell>
          <table:table-cell table:style-name="TableCell90">
            <text:p text:style-name="TableContents">948</text:p>
          </table:table-cell>
          <table:table-cell table:style-name="TableCell91">
            <text:p text:style-name="TableContents">1509</text:p>
          </table:table-cell>
          <table:table-cell table:style-name="TableCell92">
            <text:p text:style-name="TableContents">1022</text:p>
          </table:table-cell>
          <table:table-cell table:style-name="TableCell93">
            <text:p text:style-name="TableContents">1750</text:p>
          </table:table-cell>
          <table:table-cell table:style-name="TableCell94">
            <text:p text:style-name="TableContents">130</text:p>
          </table:table-cell>
        </table:table-row>
      </table:table>
      <text:p text:style-name="P95"/>
      <text:p text:style-name="P96"/>
      <text:p text:style-name="P97">I take currently service cylinder is 143 as a head</text:p>
      <text:p text:style-name="P98"/>
      <text:p text:style-name="P99">so first i calculated the distance b/w <text:s/>143 and 86 by subtrating 86 from 143.</text:p>
      <text:p text:style-name="P100">then calculated the distance b/w <text:s/>86 and 1470;;</text:p>
      <text:p text:style-name="P101">and so on.....until we reach the last distance i.e. <text:s text:c="2"/>distance b/w 1750 and 130</text:p>
      <text:p text:style-name="P102"/>
      <text:p text:style-name="P103">then i take all the distance <text:s/>and add them .</text:p>
      <text:p text:style-name="P104"/>
      <text:p text:style-name="P105">So the total ditance came = 7081...</text:p>
      <text:p text:style-name="P106"/>
      <text:p text:style-name="P107">Github Link-</text:p>
      <text:p text:style-name="Standard"><text:span text:style-name="T108"><text:s text:c="27"/></text:span><text:span text:style-name="T109">http</text:span><text:span text:style-name="T110">s://github.com/AshutoshMishra32</text:span></text:p>
      <text:p text:style-name="P111"/>
      <text:p text:style-name="Standard"><text:span text:style-name="T112"><draw:connector draw:type="line" svg:x1="-0.74724in" svg:y1="0.02638in" svg:x2="7.4597in" svg:y2="0.05624in" draw:z-index="251658240" draw:id="id0" draw:style-name="a0" draw:name="Shape1" text:anchor-type="paragraph"><svg:title/><svg:desc/></draw:connector></text:span></text:p>
      <text:p text:style-name="P113"/>
      <text:p text:style-name="P114">Question-2-</text:p>
      <text:p text:style-name="P115"/>
      <text:p text:style-name="P116">Code-</text:p>
      <text:p text:style-name="P117">#include&lt;stdio.h&gt;</text:p>
      <text:p text:style-name="P118"><text:s/></text:p>
      <text:p text:style-name="P119">struct process</text:p>
      <text:p text:style-name="P120">{</text:p>
      <text:p text:style-name="P121"><text:s/>char pname;</text:p>
      <text:p text:style-name="P122"><text:s/>int at, bt, ct, wt, tt, priority;</text:p>
      <text:p text:style-name="P123"><text:s/>int status;</text:p>
      <text:p text:style-name="P124">}pqueue[10];</text:p>
      <text:p text:style-name="P125"><text:s/>int limit;</text:p>
      <text:p text:style-name="P126">void at_Sorting()</text:p>
      <text:p text:style-name="P127">{</text:p>
      <text:p text:style-name="P128"><text:s/>struct process temp;</text:p>
      <text:p text:style-name="P129">int i, j;</text:p>
      <text:p text:style-name="P130">for(i = 0; i &lt; limit - 1; i++)</text:p>
      <text:p text:style-name="P131">{</text:p>
      <text:p text:style-name="P132">for(j = i + 1; j &lt; limit;<text:s/>j++)</text:p>
      <text:p text:style-name="P133">{</text:p>
      <text:p text:style-name="P134">if(pqueue[i].at &gt; pqueue[j].at)</text:p>
      <text:p text:style-name="P135">{</text:p>
      <text:p text:style-name="P136">temp = pqueue[i];</text:p>
      <text:p text:style-name="P137">pqueue[i] = pqueue[j];</text:p>
      <text:p text:style-name="P138">pqueue[j] = temp;</text:p>
      <text:p text:style-name="P139">}</text:p>
      <text:p text:style-name="P140">} <text:s/></text:p>
      <text:p text:style-name="P141">}</text:p>
      <text:p text:style-name="P142">}</text:p>
      <text:p text:style-name="P143">void main()</text:p>
      <text:p text:style-name="P144">{</text:p>
      <text:p text:style-name="P145"><text:s/>int i, time = 0, bt = 0, l;</text:p>
      <text:p text:style-name="P146"><text:s/>char c;</text:p>
      <text:p text:style-name="P147"><text:s/>float wait_time = 0, tt = 0, average_wt, average_tt;</text:p>
      <text:p text:style-name="P148"><text:s/>printf("\nEnter Total Number of<text:s/>Processes:\t");</text:p>
      <text:p text:style-name="P149"><text:s/>scanf("%d", &amp;limit);</text:p>
      <text:p text:style-name="P150"><text:s/>for(i = 0, c = 'A'; i &lt; limit; i++, c++)</text:p>
      <text:p text:style-name="P151"><text:s/>{</text:p>
      <text:p text:style-name="P152"><text:s text:c="2"/>pqueue[i].pname = c;</text:p>
      <text:p text:style-name="P153"><text:s text:c="2"/>printf("\nEnter Details For Process[%C]:\n", pqueue[i].pname);</text:p>
      <text:p text:style-name="P154"><text:s text:c="2"/>printf("Enter Arrival Time:\t");</text:p>
      <text:p text:style-name="P155"><text:s text:c="2"/>scanf("%d", &amp;pqueue[i].at );</text:p>
      <text:p text:style-name="P156"><text:s text:c="2"/>printf("Enter Burst Time:\t");</text:p>
      <text:p text:style-name="P157"><text:s text:c="2"/>scanf("%d", &amp;pqueue[i].bt);</text:p>
      <text:p text:style-name="P158"><text:s text:c="2"/>printf("Enter Priority:\t");</text:p>
      <text:p text:style-name="P159"><text:s text:c="2"/>scanf("%d", &amp;pqueue[i].priority);</text:p>
      <text:p text:style-name="P160"><text:s text:c="2"/>pqueue[i].status = 0;</text:p>
      <text:p text:style-name="P161"><text:s text:c="2"/>bt = bt + pqueue[i].bt;</text:p>
      <text:p text:style-name="P162"><text:s/>}</text:p>
      <text:p text:style-name="P163">at_Sorting();</text:p>
      <text:p text:style-name="P164">pqueue[9].priority = -9999;</text:p>
      <text:p text:style-name="P165">printf("\nProcess Name\tArrival Time\tBurst<text:s/>Time\tPriority\tWaiting Time");</text:p>
      <text:p text:style-name="P166">for(time = pqueue[0].at; time &lt; bt;)</text:p>
      <text:p text:style-name="P167">{</text:p>
      <text:p text:style-name="P168"><text:s/>l = 9;</text:p>
      <text:p text:style-name="P169"><text:s text:c="2"/>for(i = 0; i &lt; limit; i++)</text:p>
      <text:p text:style-name="P170"><text:s text:c="2"/>{</text:p>
      <text:p text:style-name="P171"><text:s text:c="2"/>if(pqueue[i].at &lt;= time &amp;&amp; pqueue[i].status != 1 &amp;&amp; pqueue[i].priority &gt; pqueue[l].priority)</text:p>
      <text:p text:style-name="P172"><text:s text:c="2"/>{</text:p>
      <text:p text:style-name="P173"><text:s text:c="3"/>l = i;</text:p>
      <text:p text:style-name="P174">}</text:p>
      <text:p text:style-name="P175">}</text:p>
      <text:p text:style-name="P176"/>
      <text:p text:style-name="P177"/>
      <text:p text:style-name="P178">time = time + pqueue[l].bt;</text:p>
      <text:p text:style-name="P179">pqueue[l].ct = time;</text:p>
      <text:p text:style-name="P180">pqueue[l].wt = pqueue[l].ct - pqueue[l].at - pqueue[l].bt;</text:p>
      <text:p text:style-name="P181">pqueue[l].tt = pqueue[l].ct - pqueue[l].at;</text:p>
      <text:p text:style-name="P182">pqueue[l].status = 1;</text:p>
      <text:p text:style-name="P183">wait_time = wait_time + pqueue[l].wt;</text:p>
      <text:p text:style-name="P184">tt = tt + pqueue[l].tt;</text:p>
      <text:p text:style-name="P185">printf("\n%c\t\t%d\t\t%d\t\t%d\t\t%d", pqueue[l].pname, pqueue[l].at, pqueue[l].bt, pqueue[l].priority, pqueue[l].wt);</text:p>
      <text:p text:style-name="P186">}</text:p>
      <text:p text:style-name="P187">average_wt = wait_time / limit;</text:p>
      <text:p text:style-name="P188">average_tt = tt / limit;</text:p>
      <text:p text:style-name="P189">printf("\n\nAverage waiting time:\t%f\n", average_wt);</text:p>
      <text:p text:style-name="P190">printf("Average Turnaround Time:\t%f\n", average_tt);</text:p>
      <text:p text:style-name="P191">}</text:p>
      <text:p text:style-name="P192"/>
      <text:p text:style-name="Standard"><text:span text:style-name="T193">Description</text:span><text:span text:style-name="T194"><text:s/>-:</text:span></text:p>
      <text:p text:style-name="P195"><text:s text:c="24"/>In the given question asked me to design a scheduler that uses a preemptive priority scheduling algorithm based on dynamically changing priority.</text:p>
      <text:p text:style-name="P196"/>
      <text:p text:style-name="P197">Algorithm -:</text:p>
      <text:p text:style-name="P198"><text:s text:c="24"/>In priority Scheduling What we do is we see for<text:s/>the priority of the given process and Schedule those processes in such a manner that the process having highest priority is at the first ,</text:p>
      <text:p text:style-name="P199"><text:s/>then we schedule that process which having lesser priority than the first one .and repeat this step until the task<text:s/>finished .</text:p>
      <text:p text:style-name="P200"><text:s text:c="14"/>I followed same strategy in given question.</text:p>
      <text:p text:style-name="P201"/>
      <text:p text:style-name="Standard"><text:span text:style-name="T202">Complexity</text:span><text:span text:style-name="T203"><text:s/>-:</text:span></text:p>
      <text:p text:style-name="P204"/>
      <text:p text:style-name="P205">for(i = 0; i &lt; limit - 1; i++) <text:s/>/// Complexity of this line will be O(N)</text:p>
      <text:p text:style-name="P206">{</text:p>
      <text:p text:style-name="P207">for(j = i + 1; j &lt; limit; j++)/// Complexity of this line will be O(N)</text:p>
      <text:p text:style-name="P208">{</text:p>
      <text:p text:style-name="P209">if(pqueue[i].at &gt; pqueue[j].at)</text:p>
      <text:p text:style-name="P210">{</text:p>
      <text:p text:style-name="P211">temp = pqueue[i]; <text:s text:c="8"/></text:p>
      <text:p text:style-name="P212">pqueue[i] = pqueue[j]; <text:s text:c="7"/>// In all these lines only one operation is there that is Assignment ...</text:p>
      <text:p text:style-name="P213">pqueue[j] = temp;</text:p>
      <text:p text:style-name="P214">}</text:p>
      <text:p text:style-name="P215">} <text:s/>// <text:s text:c="37"/>Total complexity of this Block will <text:s/>be <text:s/>O(N^2)</text:p>
      <text:p text:style-name="P216">}</text:p>
      <text:p text:style-name="P217">}</text:p>
      <text:p text:style-name="P218"/>
      <text:p text:style-name="P219"><text:s/>for(i = 0, c = 'A'; i &lt; limit; i++, c++) <text:s text:c="6"/>// Complexity of this line will be O(N)</text:p>
      <text:p text:style-name="P220"><text:s/>{</text:p>
      <text:p text:style-name="P221"><text:s text:c="2"/>pqueue[i].pname = c;</text:p>
      <text:p text:style-name="P222"><text:s text:c="2"/>printf("\nEnter Details For Process[%C]:\n", pqueue[i].pname);</text:p>
      <text:p text:style-name="P223"><text:s text:c="2"/>printf("Enter Arrival Time:\t");</text:p>
      <text:p text:style-name="P224"><text:s text:c="2"/>scanf("%d", &amp;pqueue[i].at );</text:p>
      <text:p text:style-name="P225"><text:s text:c="2"/>printf("Enter Burst Time:\t");</text:p>
      <text:p text:style-name="P226"><text:s text:c="2"/>scanf("%d", &amp;pqueue[i].bt);</text:p>
      <text:p text:style-name="P227"><text:s text:c="2"/>printf("Enter Priority:\t");</text:p>
      <text:p text:style-name="P228"><text:s text:c="2"/>scanf("%d", &amp;pqueue[i].priority);</text:p>
      <text:p text:style-name="P229"><text:s text:c="2"/>pqueue[i].status = 0;</text:p>
      <text:p text:style-name="P230"><text:s text:c="2"/>bt = bt + pqueue[i].bt; <text:s text:c="35"/>/// So the complexity of This code Block is<text:s/>O(N)...</text:p>
      <text:p text:style-name="P231"/>
      <text:p text:style-name="P232">for(time = pqueue[0].at; time &lt; bt;) <text:s text:c="17"/>// Complexity of this line will be O(N)</text:p>
      <text:p text:style-name="P233">{</text:p>
      <text:p text:style-name="P234"><text:s/>l = 9;</text:p>
      <text:p text:style-name="P235"><text:s text:c="2"/>for(i = 0; i &lt; limit; i++) <text:s text:c="33"/>// Complexity of this Block will be O(N)</text:p>
      <text:p text:style-name="P236"><text:s text:c="2"/>{</text:p>
      <text:p text:style-name="P237"><text:s text:c="2"/>if(pqueue[i].at &lt;= time &amp;&amp; pqueue[i].status != 1 &amp;&amp; pqueue[i].priority &gt; pqueue[l].priority)</text:p>
      <text:p text:style-name="P238"><text:s text:c="2"/>{</text:p>
      <text:p text:style-name="P239"><text:s text:c="3"/>l = i;</text:p>
      <text:p text:style-name="P240">}</text:p>
      <text:p text:style-name="P241">} <text:s text:c="41"/>// Total complexity of this block is O(N^2);</text:p>
      <text:p text:style-name="P242"/>
      <text:p text:style-name="P243"/>
      <text:p text:style-name="P244">So the Exact complexity of this algortihm is -:</text:p>
      <text:p text:style-name="P245"><text:s text:c="37"/></text:p>
      <text:p text:style-name="P246"><text:s text:c="4"/><text:s text:c="45"/>=(N^2)+ (N) + (N^2)</text:p>
      <text:p text:style-name="P247"><text:s text:c="48"/>= <text:s/>O(N^2)</text:p>
      <text:p text:style-name="P248"/>
      <text:p text:style-name="P249">Description-:</text:p>
      <text:p text:style-name="P250"><text:s text:c="25"/>in given question scenerio was-:</text:p>
      <text:p text:style-name="P251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TableContents">ProcessID</text:p>
          </table:table-cell>
          <table:table-cell table:style-name="TableCell258">
            <text:p text:style-name="TableContents">Arrival Time</text:p>
          </table:table-cell>
          <table:table-cell table:style-name="TableCell259">
            <text:p text:style-name="TableContents">Service Time</text:p>
          </table:table-cell>
        </table:table-row>
        <table:table-row table:style-name="TableRow260">
          <table:table-cell table:style-name="TableCell261">
            <text:p text:style-name="TableContents">P1</text:p>
          </table:table-cell>
          <table:table-cell table:style-name="TableCell262">
            <text:p text:style-name="TableContents">0</text:p>
          </table:table-cell>
          <table:table-cell table:style-name="TableCell263">
            <text:p text:style-name="TableContents">4</text:p>
          </table:table-cell>
        </table:table-row>
        <table:table-row table:style-name="TableRow264">
          <table:table-cell table:style-name="TableCell265">
            <text:p text:style-name="TableContents">P2</text:p>
          </table:table-cell>
          <table:table-cell table:style-name="TableCell266">
            <text:p text:style-name="TableContents">1</text:p>
          </table:table-cell>
          <table:table-cell table:style-name="TableCell267">
            <text:p text:style-name="TableContents">1</text:p>
          </table:table-cell>
        </table:table-row>
        <table:table-row table:style-name="TableRow268">
          <table:table-cell table:style-name="TableCell269">
            <text:p text:style-name="TableContents">P3</text:p>
          </table:table-cell>
          <table:table-cell table:style-name="TableCell270">
            <text:p text:style-name="TableContents">2</text:p>
          </table:table-cell>
          <table:table-cell table:style-name="TableCell271">
            <text:p text:style-name="TableContents">2</text:p>
          </table:table-cell>
        </table:table-row>
        <table:table-row table:style-name="TableRow272">
          <table:table-cell table:style-name="TableCell273">
            <text:p text:style-name="TableContents">P4</text:p>
          </table:table-cell>
          <table:table-cell table:style-name="TableCell274">
            <text:p text:style-name="TableContents">3</text:p>
          </table:table-cell>
          <table:table-cell table:style-name="TableCell275">
            <text:p text:style-name="TableContents">1</text:p>
          </table:table-cell>
        </table:table-row>
      </table:table>
      <text:p text:style-name="P276"/>
      <text:p text:style-name="P277"/>
      <text:p text:style-name="Standard"><text:span text:style-name="T278"><text:s text:c="2"/>At the starting Priorities of all process was 0;</text:span></text:p>
      <text:p text:style-name="P279"><text:s/>According this question when any process comes in the ready queue the it increase it’s priority</text:p>
      <text:p text:style-name="P280">with the rate of 2 so <text:s/>we start first with the arrival time and which process come first make<text:s/>it’s priority 2 and schedule it . <text:s/>And when the process Goes for Execution it’s Priority increases by the rate of 1’</text:p>
      <text:p text:style-name="P281">Condition-:</text:p>
      <text:p text:style-name="P282"><text:s text:c="21"/>But in the given question this is <text:s/>said that the Time Slice For each Process Is only 1;</text:p>
      <text:p text:style-name="P283"/>
      <text:p text:style-name="P284"/>
      <text:p text:style-name="Standard"><text:span text:style-name="T285">DESCRIPTION</text:span><text:span text:style-name="T286">-</text:span></text:p>
      <text:p text:style-name="Standard"><text:span text:style-name="T287">Step-1-<text:s/></text:span><text:span text:style-name="T288"><text:s/>So first I saw for arrival time and schedule first process which comes first and increase it’s <text:s text:c="13"/>r <text:s/></text:span><text:span text:style-name="T289">­-</text:span><text:span text:style-name="T290">­<text:s text:c="9"/>priority according the question.</text:span></text:p>
      <text:p text:style-name="Standard"><text:span text:style-name="T291">Step-2</text:span><text:span text:style-name="T292">- then i have to check for highest priority from this step,</text:span></text:p>
      <text:p text:style-name="Standard"><text:span text:style-name="T293">Step-3-</text:span><text:span text:style-name="T294"><text:s text:c="2"/>Process which ha</text:span><text:span text:style-name="T295">ving highest Priority schedule first’</text:span></text:p>
      <text:p text:style-name="Standard"><text:span text:style-name="T296">Step-4-<text:s/></text:span><text:span text:style-name="T297"><text:s text:c="2"/>in this step I took <text:s/>the Arrival Time And Service time from the user as input.</text:span></text:p>
      <text:p text:style-name="Standard"><text:span text:style-name="T298">Step-5</text:span><text:span text:style-name="T299"><text:s/>-<text:s/></text:span><text:span text:style-name="T300"><text:s/></text:span></text:p>
      <text:p text:style-name="P301"><text:s text:c="15"/>one Example for First process --</text:p>
      <text:p text:style-name="P302"><text:s text:c="2"/>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TableContents">Process P1</text:p>
          </table:table-cell>
          <table:table-cell table:style-name="TableCell310">
            <text:p text:style-name="TableContents">Arrival Time = 0</text:p>
          </table:table-cell>
          <table:table-cell table:style-name="TableCell311">
            <text:p text:style-name="TableContents">Service Time = 4</text:p>
          </table:table-cell>
          <table:table-cell table:style-name="TableCell312">
            <text:p text:style-name="TableContents">Priority at first = 0</text:p>
          </table:table-cell>
        </table:table-row>
      </table:table>
      <text:p text:style-name="P313"/>
      <text:p text:style-name="P314">Priority of the p1 after joining ready queue will be change like 0-&gt;2 ;</text:p>
      <text:p text:style-name="P315">then at the execution probability again change at the rate of 1...</text:p>
      <text:p text:style-name="P316"><text:s/>For all the processes it will happen..</text:p>
      <text:p text:style-name="Standard"><text:span text:style-name="T317">And at last as above mentioned in Algorithm Schedule all the processes the<text:s/></text:span><text:span text:style-name="T318">as their<text:s/></text:span><text:span text:style-name="T319">DYNAMICALLY CHANGING PRIORITY..</text:span></text:p>
      <text:p text:style-name="P320"/>
      <text:p text:style-name="Standard"><text:span text:style-name="T321">Github Link</text:span><text:span text:style-name="T322">- <text:s/></text:span><text:span text:style-name="T323">https://github.com/AshutoshMishra32</text:span></text:p>
      <text:p text:style-name="P324"/>
      <text:p text:style-name="HorizontalLine"><text:span text:style-name="T325"><draw:custom-shape svg:width="4.63403in" svg:height="0.05278in" draw:z-index="251659264" draw:id="id1" draw:style-name="a1" draw:transform="translate(-2.31701in -0.02639in) rotate(-0.01169) translate(3.26723in 0.38959in)" draw:name="Shape2" text:anchor-type="paragraph"><svg:title/><svg:desc/><text:p text:style-name="Normal"/><draw:enhanced-geometry draw:type="non-primitive" svg:viewBox="0 0 11774 137" draw:enhanced-path="M ?f0 ?f0 C ?f3 ?f0 ?f4 ?f2 ?f4 ?f2 ?f4 ?f2 ?f1 ?f5 ?f1 ?f6 L ?f1 ?f5 N" draw:text-areas="?f11 ?f13 ?f12 ?f14"><draw:equation draw:name="f0" draw:formula="0"/><draw:equation draw:name="f1" draw:formula="11774"/><draw:equation draw:name="f2" draw:formula="137"/><draw:equation draw:name="f3" draw:formula="11298"/><draw:equation draw:name="f4" draw:formula="11747"/><draw:equation draw:name="f5" draw:formula="58"/><draw:equation draw:name="f6" draw:formula="85"/><draw:equation draw:name="f7" draw:formula="?f2 - ?f0"/><draw:equation draw:name="f8" draw:formula="?f1 - ?f0"/><draw:equation draw:name="f9" draw:formula="?f8 / 11774"/><draw:equation draw:name="f10" draw:formula="?f7 / 137"/><draw:equation draw:name="f11" draw:formula="?f0 / ?f9"/><draw:equation draw:name="f12" draw:formula="?f1 / ?f9"/><draw:equation draw:name="f13" draw:formula="?f0 / ?f10"/><draw:equation draw:name="f14" draw:formula="?f2 / ?f10"/></draw:enhanced-geometry></draw:custom-shape></text:span></text:p>
      <text:p text:style-name="P326"/>
      <text:p text:style-name="P327"/>
      <text:p text:style-name="Standard"><text:span text:style-name="T328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shra Ji_._</dc:creator>
    <meta:creation-date>2018-04-07T19:00:00Z</meta:creation-date>
    <dc:date>2018-04-08T12:34:00Z</dc:date>
    <meta:template xlink:href="Normal" xlink:type="simple"/>
    <meta:editing-cycles>8</meta:editing-cycles>
    <meta:editing-duration>PT1020S</meta:editing-duration>
    <meta:document-statistic meta:page-count="1" meta:paragraph-count="16" meta:word-count="1235" meta:character-count="8259" meta:row-count="58" meta:non-whitespace-character-count="7040"/>
  </office:meta>
</office:document-meta>
</file>